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c9211e" fo:font-size="11pt" style:font-size-asian="11pt" style:font-size-complex="11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color="#2a6099" fo:font-size="11pt" style:font-size-asian="11pt" style:font-size-complex="11pt"/>
    </style:style>
    <style:style style:name="ce6" style:family="table-cell" style:parent-style-name="Default">
      <style:table-cell-properties style:vertical-align="top"/>
      <style:text-properties fo:color="#2a6099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éroulement d’une commande</text:p>
          </table:table-cell>
          <table:covered-table-cell table:style-name="ce4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1 – On reçoit la commande sous forme de fichier de données (à voir le format)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2">
          <table:table-cell/>
          <table:table-cell table:style-name="ce5" office:value-type="string" calcext:value-type="string">
            <text:p>- On met directement à jour les stocks dans nos tables (à voir si on le fait dès le début ou à la fin)</text:p>
          </table:table-cell>
          <table:table-cell table:number-columns-repeated="7"/>
          <table:table-cell office:value-type="string" calcext:value-type="string">
            <text:p>on fait une fois qu’on a confirmé la commande</text:p>
          </table:table-cell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On crée la table Commande <text:span text:style-name="T1">(</text:span>on l'assigne à un Livreur / Un QG<text:span text:style-name="T1">)</text:span></text:p>
          </table:table-cell>
          <table:table-cell table:number-columns-repeated="4"/>
          <table:table-cell table:style-name="ce6" office:value-type="string" calcext:value-type="string" table:number-columns-spanned="7" table:number-rows-spanned="2">
            <text:p>Note : au vu du schéma de la table d’association, une commande </text:p>
            <text:p>doit être assignée à un QG (pour pouvoir mettre les stocks à jour)</text:p>
          </table:table-cell>
          <table:covered-table-cell table:number-columns-repeated="6"/>
        </table:table-row>
        <table:table-row table:style-name="ro3">
          <table:table-cell table:number-columns-repeated="6"/>
          <table:covered-table-cell table:number-columns-repeated="7"/>
        </table:table-row>
        <table:table-row table:style-name="ro3">
          <table:table-cell/>
          <table:table-cell office:value-type="string" calcext:value-type="string">
            <text:p>- On crée les tables Detail_commandes correspondantes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On envoie un message au livreur <text:span text:style-name="T1">(</text:span>il faut ajouter le numéro de téléphone à la table<text:span text:style-name="T1">)</text:span>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(Et on met que le livreur n’est pas disponible (en se servant de l’État de la commande?))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(On peut potentiellement créé un plsql qui compte le nombre de livreurs dispo)</text:p>
          </table:table-cell>
          <table:table-cell table:number-columns-repeated="11"/>
        </table:table-row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office:value-type="string" calcext:value-type="string">
            <text:p>-Pour le reste, on gèrera surement en interne l'état de la commande et à la fin on crée une table Histo_commande en supprimant la commande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(Penser à remmetre le livreur à 0)</text:p>
          </table:table-cell>
          <table:table-cell table:number-columns-repeated="10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Fin d’une commande</text:p>
          </table:table-cell>
          <table:covered-table-cell table:style-name="ce4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2 – On reçoit un message de validation du livreur / QG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<text:s/>1 – On crée un plsql qui crée les données Histo_commandes et DetailHistoCOmmandes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2 – On supprime les données correspondantes dans commandes et Detail Histo Commandes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(3 – On remet le livreur disponible)</text:p>
          </table:table-cell>
          <table:table-cell table:number-columns-repeated="11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Command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- séparer adresse et code postal <text:span text:style-name="T1">(</text:span>TRÈS IMPORTANT!!!!<text:span text:style-name="T1">)</text:span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- Attention à bien considérer le tel comme un string et non comme un int)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pour la creation automatique des tables à partir du fichier de données</text:p>
          </table:table-cell>
          <table:table-cell table:number-columns-repeated="11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DetailCommande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pour la creation automatique des tables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Note il ne faudra pas de vérification sur la quantité , la quantité ne sera plus considérée comme des stocks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IL faudra surement un plsql pour récupérer la Ref_Prod à Partir du fichier données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Produit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ttre un booléen, service ou non</text:p>
          </table:table-cell>
          <table:table-cell table:number-columns-repeated="12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tocks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pour la maj des stocks 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Il faudra que le Front-END soit « au courant des stocks »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QG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Livreur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Mettre un numéro de tel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HistoCommande</text:p>
          </table:table-cell>
          <table:table-cell table:number-columns-repeated="5"/>
          <table:table-cell table:style-name="ce3" office:value-type="string" calcext:value-type="string">
            <text:p>DetailHistoCommande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Table Commande avec la date et potentiellement l’heure</text:p>
          </table:table-cell>
          <table:table-cell table:number-columns-repeated="5"/>
          <table:table-cell office:value-type="string" calcext:value-type="string">
            <text:p>Même principe que pour la command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 voir ce que l’on garde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qui permet à partir d'une histocommande d'avoir le résumé (prix, produits, qté, etc, ...) <text:span text:style-name="T1">(</text:span>faire de même pour les données de commandes<text:span text:style-name="T1">)</text:span></text:p>
          </table:table-cell>
          <table:table-cell table:number-columns-repeated="11"/>
        </table:table-row>
        <table:table-row table:style-name="ro3" table:number-rows-repeated="5">
          <table:table-cell table:number-columns-repeated="13"/>
        </table:table-row>
        <table:table-row table:style-name="ro3">
          <table:table-cell office:value-type="string" calcext:value-type="string">
            <text:p>- On crée à la fin un résumé statistique sur une vue globale des ventes écoulées des stocks etc.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(A voir l’aspect statistiques)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- On peut aussi crééer un message d'alerte si les stocks sont trop bas dans un Q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6:36:23.148853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4T23:07:23.745064389</meta:creation-date>
    <dc:date>2022-02-17T10:20:12.130636140</dc:date>
    <meta:editing-duration>PT17H42M54S</meta:editing-duration>
    <meta:editing-cycles>2</meta:editing-cycles>
    <meta:generator>LibreOffice/7.2.5.2$MacOSX_AARCH64 LibreOffice_project/499f9727c189e6ef3471021d6132d4c694f357e5</meta:generator>
    <meta:document-statistic meta:table-count="1" meta:cell-count="43" meta:object-count="0"/>
  </office:meta>
</office:document-meta>
</file>